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Mr. Niedringhaus</text:p>
      <text:p text:style-name="P1">World History</text:p>
      <text:p text:style-name="P1">16 November 2014</text:p>
      <text:p text:style-name="P2">Section A</text:p>
      <text:p text:style-name="P1"><text:tab/>In this investigation, several methodologies will be utilized to thoroughly examine the question of whether the Arab Israeli War of 1948 was a defensive war on the part of the Israelis. <text:s/>The primary method of investigation will be the analysis of conflicting historiographies, generally taken from Israel's perspective and the Arabs' perspective. <text:s/>In order to ensure a comprehensive analysis of these competing historiographies, a combination of primary and secondary sources sources will be used. <text:s/>For secondary sources, the date of publication will be considered, as, in accordance with the “thirty-year rule” in both the United Kingdom and the state of Israel, secondary sources published before 1978 will not take into account information that was declassified after 19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1-16T18:46:51</meta:creation-date>
    <dc:date>2014-11-16T19:01:06</dc:date>
    <dc:creator>Will Kaufman</dc:creator>
    <meta:editing-duration>PT14M15S</meta:editing-duration>
    <meta:editing-cycles>37</meta:editing-cycles>
    <meta:generator>OpenOffice/4.1.1$Unix OpenOffice.org_project/411m6$Build-9775</meta:generator>
    <meta:document-statistic meta:table-count="0" meta:image-count="0" meta:object-count="0" meta:page-count="1" meta:paragraph-count="6" meta:word-count="128" meta:character-count="843"/>
  </office:meta>
</office:document-meta>
</file>